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Calibri" fo:font-weight="normal" style:font-weight-asian="normal" style:font-weight-complex="normal"/>
    </style:style>
    <style:style style:name="P2" style:family="paragraph" style:parent-style-name="Standard" style:list-style-name="L1">
      <style:text-properties style:use-window-font-color="true" style:font-name="Calibri" style:text-underline-style="none" fo:font-weight="normal" style:font-weight-asian="normal" style:font-weight-complex="normal"/>
    </style:style>
    <style:style style:name="P3" style:family="paragraph" style:parent-style-name="Standard" style:list-style-name="L1">
      <style:text-properties style:use-window-font-color="true" style:font-name="Calibri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 style:list-style-name="L1">
      <style:text-properties style:use-window-font-color="true"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use-window-font-color="true"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-asian="Consolas" style:font-name-complex="Consolas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34141396280047841" text:style-name="L1">
        <text:list-item>
          <text:p text:style-name="P1">wyniki wyborów w poszczególnych stanach i hrabstwach</text:p>
          <text:p text:style-name="P1">Analizując wybory pod kontem wyboru partii w poszczególnych stanach można zauważyć, iż partia demokratyczna jednogłośnie została wybrana w trzech stanach: Delaware, Hawaii oraz North Dakota. Ciekawostką jest, iż uzyskując popracie poniżej 40 % (liczba hrabstw głosujących na demokratów w stosunku do sumy hrabstw) w niektórych stanach tj. Illinois( 11 do 103, 10%), Oregon (11 do 36, 31%), Pennsylvania (16 do67, 24%), West Virginia (18 do 55, 33%), Wyoming (11 do 34, 32%) była w stanie objąc zwycięstwo dzieki głosom elektorów.</text:p>
          <text:p text:style-name="P1">Z kolei partia republikan mogła liczyć na 100 % poparcie w stanach: Alaska, Kansas. Bardzo wysokie poparcie, bo ponad 90 % poparcie (liczba hrabstw głosujących na republikan w stosunku do sumy hrabstw) otrzymała również w Indiana (83 do 92, 90 %), Michigan ( 75 do 83, 90 %), Missouri (105 do 115, 91 %), Nebraska (86 do 93, 92 %), Nevada (16 do 17, 94 %), Tennessee (91 do 95, 96 %), Utah (26 do 29, 90 %), Washington (38 do39, 97 %).</text:p>
        </text:list-item>
        <text:list-item>
          <text:p text:style-name="P1">wyniki wyborów w poszczególnych</text:p>
          <text:p text:style-name="P1">white – demokraci: 531 hrabstw, republikanie 2140 <text:s/>hrabstw</text:p>
          <text:p text:style-name="P1">black – demokraci: 63 hrabstwa, republikanie: 43 <text:s/>hrabstwa</text:p>
          <text:p text:style-name="P1">indian - demokraci: 9 hrabstw, republikanie: 9 <text:s/>hrabstw</text:p>
          <text:p text:style-name="P1">W stanie South Dakota Indianie uzyskali przewagę nad pozostałymi rasami aż <text:s/>w 5 hrabstwach, gdzie wygrała partia demokratów. W pozostałych 4 stanach wystąpiły tylko po 1 hrabstwie. Jeśli chodzi o głosy oddane na republikanów nastąpiła większa równowaga, w Sounth Dakota w 4 hrabstwa, Montana – 3 hrabstwa, Nebraska i Wisconsin po 1 hrabstwie.</text:p>
          <text:p text:style-name="P1">asian - <text:s/>demokraci: 1 hrabstwo, republikanie: <text:span text:style-name="T1">0 <text:s/></text:span>hrabstw</text:p>
          <text:p text:style-name="P1">Jedym hrabstwie Honolulu w stanie Hawaii azjaci osiągnęli przewagę w ilości oddanych głosów</text:p>
          <text:p text:style-name="P1">Ani hawajczycy ani osoby posiadające 2 lub więcej ras nie osiągnęły przewagi nad pozostałymi .</text:p>
          <text:p text:style-name="P1">Latynosi i hiszpanie jedynie w hrabstwie Bronx w stanie New York osiągnęli przewag nad pozostałymi. Wynikiem wyborów w tym hrabstwie była wygrana demokratów.</text:p>
          <text:p text:style-name="P1"/>
          <text:p text:style-name="P1">3. wyniki wyborów wg hrabstwa z podziałem na płeć</text:p>
          <text:p text:style-name="P1"/>
          <text:p text:style-name="P1"><text:tab/><text:span text:style-name="T2">przewaga mężczyzn</text:span></text:p>
          <text:p text:style-name="P1">mężczyźni w wyborach parlamentarnych nad kobietami uzyskali w 957 hrabstwach, co składa się na 37 stanów, z czego w 201 hrabstwach wygrali demokraci, a w 756 republikanie.</text:p>
          <text:p text:style-name="P1">Analizując wybory mężczyzn na grupę demokratuczną, znaczna przewagę mężczyźni uzyskali w stanach California (14 hrabstw) , Colorado (30 hrabstw). Z kolei, jeśli chodzi o najmniejszy udział męskich głosów w stosunku do głosów oddanych przez kobiety odnotowano w stanach: Alabama, Arizona, Arkansas, Maryland, Michigan, Nevada /po jednym hrabstwie/ oraz w Florida, Indiana, Missouri, Ohio, Utah, Wisconsin /po dwa hrabstwa/.</text:p>
          <text:p text:style-name="P1">Jesli chodzi o obszary, w których wygrali republikanie zauważalną przewagę w ilości hrastw można zauważyć w większości stanów, wyjątkami są tylko stany: Maryland (2 hrabstwa) oraz New Jersey (1 hrabstwo)</text:p>
          <text:p text:style-name="P1"><text:span text:style-name="T2"/></text:p>
          <text:p text:style-name="P1"><text:span text:style-name="T2">przewaga kobiet</text:span></text:p>
          <text:p text:style-name="P3"/>
          <text:p text:style-name="P2">Z kolei plasowały się następująco. Panie w hrabstwach w których wygrali demokraci osiągnęły przewage nad mężczyznami w 389 hrabstwach, a w tych w których wygrali <text:soft-page-break/>republikanie – 1373 hrabstwach. Obszarowa przewaga kobiet jest zauważalna (demokraci M 201: K 389; republikanie M 957 : K 1373), co może świadczyć o świadmości społecznej kobiet i ich samodzielności w podejmowaniu decyzji.</text:p>
          <text:p text:style-name="P1"><text:span text:style-name="T2"/></text:p>
          <text:p text:style-name="P1"><text:span text:style-name="T2">równowaga ilości głosów</text:span></text:p>
          <text:p text:style-name="P3"/>
          <text:p text:style-name="P2">Jako ciekawostkę można podać stany i hrastwa,w <text:s/>których nastąpiła równowaga między głosami oddanymi przez obie płcie. Taka sytuacja nastąpiła łącznie w 79 hrabstwach (w 16 hrabstwach wygrali demokracji, 63 republikanie). Jeśli chodzi o hrabstwa, w których wygrali demokraci wyróżnia się stan Kentucky, ponieważ równowaga wystąpiła aż w 3 hrabstwach, w porównaniu z pozostałymi 15, w których taka sytruacja wystąpiła tylko po 1 hrabstwie.</text:p>
          <text:p text:style-name="P1"><text:span text:style-name="T4">Dużo większa częstotliwość wystąpiła pośród wyborców, którzy głosowali na republikanów. Ta sama ilośc głosów oddanych przez kobiety i meżczyzn wystąpiła w 26 stanach i 63 hrabstwach. Aż w dwóch stanach tj. Nebraska i Texas (w każdym po 8 hrabstw), w 8 stanach po 1 hrabstwie, w 7 stanach po 3 hrabstwa, <text:s/>7 stanach po 2 hrabstwa, 1 stanie – 4 hrabstwa.</text:span></text:p>
          <text:p text:style-name="P1"><text:span text:style-name="T4">4. </text:span>wyniki wyborów wg hrabstwa z podziałem na płeć właściciela firmy</text:p>
          <text:p text:style-name="P1">Jeśli chodzi o kobiety, które prowadzą własne przedsiębiorstwa oddały więcej głosów w porównaniu z mężczyznami w stanie Idaho<text:tab/>(hrabstwa Camas), gdzie wygrali dekraci oraz w stanie Mississippi (hrabstwo Jefferson), tu z kolei wygrali republikanie.</text:p>
          <text:p text:style-name="P1">We wszystkic pozostałych stanach i hrabstwach mężczyźni – przedsiębiorcy oddali większą ilość głosów podczas wyborów.</text:p>
          <text:p text:style-name="P1">5. wyniki wyborów wh hrabstw z podziałem na wiek</text:p>
          <text:p text:style-name="P1">Nie odnotowano przewagi oddanych głosów osób poniżej 18 r. ż. <text:s/>W porównaniu z pozostałymi grupami wiekowymi.</text:p>
          <text:p text:style-name="P1">W grupie wiekowej powyżej 65 r. ż. Tylko w stanie Floryda w hrabstwie Sumter grupa ta uzyskała przewagę nad pozostałymi grupami wiekowymi. Hrabstwo Sumter jest zamieszkane 56,3 % przez społeczeństwo pow. 65 r. ż. (dane z 2016 r.). W takiej sytuacji wynik ten nie powiniendziwić.</text:p>
          <text:p text:style-name="P1">W pozostałych stanych i hrabstwach większość uzyskała grupa społeczna w wieku między 18 a 64 r. ż. </text:p>
          <text:p text:style-name="P1">6. wyniki wyborów wg hrabstw z podziałem na kolor skóry</text:p>
          <text:p text:style-name="P1">black owned</text:p>
          <text:p text:style-name="P1">Czarnoskórzy przedsiębiorcy - wyborcy osiągneli przewagę ilości oddanych głosów w kilku obszarach, <text:s/>tj: w stanie Alabama w hrabstwach: Greene, Lowndes, <text:s/>Macon, Perry, <text:tab/>Sumter, Wilcox oraz w stanie Georgia w hrabstwie Hancock. </text:p>
          <text:p text:style-name="P1">Indian owned, asian owned, hawaii owned, hispanic owned</text:p>
          <text:p text:style-name="P1">właściciele firm, któzy reprezentują Indian, azjatów, hawajczyków oraz latynosów nie zdobyli przewagi oddanych główsów <text:s/>w stosunku do pozostałych ras. </text:p>
          <text:p text:style-name="P5">Other owned</text:p>
          <text:p text:style-name="P4"><text:span text:style-name="T3">tutaj znalazły się wszystkie firmy pozostałych właścicieli, prawdopodobnie większość z tych firm prowadzą ludzie koloru skóry białej lub 'mieszanej'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14S</meta:editing-duration>
    <meta:editing-cycles>3</meta:editing-cycles>
    <meta:generator>OpenOffice/4.1.7$Win32 OpenOffice.org_project/417m1$Build-9800</meta:generator>
    <dc:date>2020-03-26T17:01:33.54</dc:date>
    <meta:document-statistic meta:table-count="0" meta:image-count="0" meta:object-count="0" meta:page-count="2" meta:paragraph-count="36" meta:word-count="878" meta:character-count="5690"/>
    <dc:creator>Jo </dc:creator>
    <meta:user-defined meta:name="Info 1"/>
    <meta:user-defined meta:name="Info 2"/>
    <meta:user-defined meta:name="Info 3"/>
    <meta:user-defined meta:name="Info 4"/>
  </office:meta>
</office:document-meta>
</file>